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office:font-face-decls>
  <office:automatic-styles>
    <style:style style:name="P1" style:parent-style-name="Heading1" style:master-page-name="MP0" style:family="paragraph">
      <style:paragraph-properties fo:keep-with-next="auto" fo:keep-together="auto" fo:break-before="page" fo:text-align="center" fo:margin-top="0in" fo:line-height="200%"/>
      <style:text-properties style:font-name="Times New Roman" style:font-name-asian="Times New Roman" fo:font-weight="bold" style:font-weight-asian="bold" fo:color="#1F4E79" fo:font-size="18pt" style:font-size-asian="18pt" style:font-size-complex="18pt"/>
    </style:style>
    <style:style style:name="P2" style:parent-style-name="Heading2" style:family="paragraph">
      <style:paragraph-properties fo:keep-with-next="auto" fo:keep-together="auto" fo:text-align="center" fo:margin-top="0in" fo:margin-bottom="0.0555in" fo:line-height="200%"/>
      <style:text-properties style:font-name="Times New Roman" style:font-name-asian="Times New Roman" style:font-name-complex="Times New Roman" fo:font-weight="bold" style:font-weight-asian="bold" fo:color="#1F4E79" fo:font-size="23pt" style:font-size-asian="23pt" style:font-size-complex="23pt"/>
    </style:style>
    <style:style style:name="P3"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4"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5" style:parent-style-name="Normal" style:family="paragraph">
      <style:paragraph-properties fo:text-align="justify"/>
      <style:text-properties style:font-name="Times New Roman" style:font-name-asian="Times New Roman" style:font-name-complex="Times New Roman" fo:font-weight="bold" style:font-weight-asian="bold" fo:font-size="12pt" style:font-size-asian="12pt" style:font-size-complex="12pt"/>
    </style:style>
    <style:style style:name="P6" style:parent-style-name="Normal" style:family="paragraph">
      <style:paragraph-properties fo:text-align="justify"/>
    </style:style>
    <style:style style:name="T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8" style:parent-style-name="DefaultParagraphFont" style:family="text">
      <style:text-properties style:font-name="Times New Roman" style:font-name-asian="Times New Roman" style:font-name-complex="Times New Roman" fo:font-size="12pt" style:font-size-asian="12pt" style:font-size-complex="12pt"/>
    </style:style>
    <style:style style:name="T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10" style:parent-style-name="DefaultParagraphFont" style:family="text">
      <style:text-properties style:font-name="Times New Roman" style:font-name-asian="Times New Roman" style:font-name-complex="Times New Roman" fo:font-size="12pt" style:font-size-asian="12pt" style:font-size-complex="12pt"/>
    </style:style>
    <style:style style:name="T11" style:parent-style-name="DefaultParagraphFont" style:family="text">
      <style:text-properties style:font-name="Times New Roman" style:font-name-asian="Times New Roman" style:font-name-complex="Times New Roman" fo:font-size="12pt" style:font-size-asian="12pt" style:font-size-complex="12pt"/>
    </style:style>
    <style:style style:name="T1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style>
    <style:style style:name="T1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P16"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7" style:parent-style-name="Normal" style:family="paragraph">
      <style:paragraph-properties fo:text-align="justify"/>
    </style:style>
    <style:style style:name="T1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T22"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style>
    <style:style style:name="T24" style:parent-style-name="DefaultParagraphFont" style:family="text">
      <style:text-properties style:font-name="Times New Roman" style:font-name-asian="Times New Roman" style:font-name-complex="Times New Roman" fo:font-size="12pt" style:font-size-asian="12pt" style:font-size-complex="12pt"/>
    </style:style>
    <style:style style:name="T2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26" style:parent-style-name="DefaultParagraphFont" style:family="text">
      <style:text-properties style:font-name="Times New Roman" style:font-name-asian="Times New Roman" style:font-name-complex="Times New Roman" fo:font-size="12pt" style:font-size-asian="12pt" style:font-size-complex="12pt"/>
    </style:style>
    <style:style style:name="P27" style:parent-style-name="Normal" style:family="paragraph">
      <style:text-properties fo:language="en" fo:country="CA"/>
    </style:style>
    <style:style style:name="P28" style:parent-style-name="Heading2" style:family="paragraph">
      <style:paragraph-properties fo:keep-with-next="auto" fo:keep-together="auto" fo:text-align="center" fo:margin-top="0in" fo:margin-bottom="0.0555in" fo:line-height="200%"/>
    </style:style>
    <style:style style:name="T29" style:parent-style-name="DefaultParagraphFont" style:family="text">
      <style:text-properties style:font-name="Times New Roman" style:font-name-asian="Times New Roman" style:font-name-complex="Times New Roman" fo:font-weight="bold" style:font-weight-asian="bold" fo:color="#1F4E79" fo:font-size="18pt" style:font-size-asian="18pt" style:font-size-complex="18pt"/>
    </style:style>
    <style:style style:name="P30"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31" style:parent-style-name="Normal" style:family="paragraph">
      <style:paragraph-properties fo:text-align="justify" fo:margin-top="0.1111in" fo:margin-bottom="0.1111in" fo:line-height="100%"/>
    </style:style>
    <style:style style:name="T3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3"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4" style:parent-style-name="DefaultParagraphFont" style:family="text">
      <style:text-properties style:font-name="Times New Roman" style:font-name-asian="Times New Roman" style:font-name-complex="Times New Roman" fo:font-size="12pt" style:font-size-asian="12pt" style:font-size-complex="12pt"/>
    </style:style>
    <style:style style:name="P35" style:parent-style-name="Normal" style:family="paragraph">
      <style:paragraph-properties fo:text-align="justify" fo:margin-top="0.1111in" fo:margin-bottom="0.1111in" fo:line-height="100%"/>
    </style:style>
    <style:style style:name="T3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style>
    <style:style style:name="P39" style:parent-style-name="Normal" style:family="paragraph">
      <style:paragraph-properties fo:text-align="justify" fo:margin-top="0.1111in" fo:margin-bottom="0.1111in" fo:line-height="100%"/>
    </style:style>
    <style:style style:name="P40" style:parent-style-name="Heading2" style:family="paragraph">
      <style:paragraph-properties fo:keep-with-next="auto" fo:keep-together="auto" fo:text-align="center" fo:margin-top="0in" fo:margin-bottom="0.0555in" fo:line-height="200%"/>
    </style:style>
    <style:style style:name="T41" style:parent-style-name="DefaultParagraphFont" style:family="text">
      <style:text-properties style:font-name="Times New Roman" style:font-name-asian="Times New Roman" style:font-name-complex="Times New Roman" fo:font-weight="bold" style:font-weight-asian="bold" fo:color="#1F4E79" fo:font-size="18pt" style:font-size-asian="18pt" style:font-size-complex="18pt"/>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style>
    <style:style style:name="T45" style:parent-style-name="DefaultParagraphFont" style:family="text">
      <style:text-properties style:font-name="Times New Roman" style:font-name-asian="Times New Roman" style:font-name-complex="Times New Roman" fo:font-weight="bold" style:font-weight-asian="bold" fo:color="#FF0000" fo:font-size="12pt" style:font-size-asian="12pt" style:font-size-complex="12pt"/>
    </style:style>
    <style:style style:name="T46"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47" style:parent-style-name="DefaultParagraphFont" style:family="text">
      <style:text-properties style:font-name="Times New Roman" style:font-name-asian="Times New Roman" style:font-name-complex="Times New Roman" fo:font-size="12pt" style:font-size-asian="12pt" style:font-size-complex="12pt"/>
    </style:style>
    <style:style style:name="T48" style:parent-style-name="DefaultParagraphFont" style:family="text">
      <style:text-properties style:font-name="Times New Roman" style:font-name-asian="Times New Roman" style:font-name-complex="Times New Roman" fo:font-size="12pt" style:font-size-asian="12pt" style:font-size-complex="12pt"/>
    </style:style>
    <style:style style:name="T4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0" style:parent-style-name="DefaultParagraphFont" style:family="text">
      <style:text-properties style:font-name="Times New Roman" style:font-name-asian="Times New Roman" style:font-name-complex="Times New Roman" fo:font-size="12pt" style:font-size-asian="12pt" style:font-size-complex="12pt"/>
    </style:style>
    <style:style style:name="P51" style:parent-style-name="Normal" style:family="paragraph">
      <style:paragraph-properties fo:text-align="justify" fo:margin-top="0.1111in" fo:margin-bottom="0.1111in" fo:line-height="100%"/>
    </style:style>
    <style:style style:name="T5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style>
    <style:style style:name="T54" style:parent-style-name="DefaultParagraphFont" style:family="text">
      <style:text-properties style:font-name="Times New Roman" style:font-name-asian="Times New Roman" style:font-name-complex="Times New Roman" fo:font-size="12pt" style:font-size-asian="12pt" style:font-size-complex="12pt"/>
    </style:style>
    <style:style style:name="T5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56" style:parent-style-name="DefaultParagraphFont" style:family="text">
      <style:text-properties style:font-name="Times New Roman" style:font-name-asian="Times New Roman" style:font-name-complex="Times New Roman"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style>
    <style:style style:name="P58" style:parent-style-name="Normal" style:family="paragraph">
      <style:text-properties style:font-name="Times New Roman" style:font-name-asian="Times New Roman" style:font-name-complex="Times New Roman" fo:font-size="12pt" style:font-size-asian="12pt" style:font-size-complex="12pt"/>
    </style:style>
    <style:style style:name="P59" style:parent-style-name="Heading2" style:family="paragraph">
      <style:paragraph-properties fo:keep-with-next="auto" fo:keep-together="auto" fo:text-align="center" fo:margin-top="0in" fo:margin-bottom="0.0555in" fo:line-height="200%"/>
    </style:style>
    <style:style style:name="T60" style:parent-style-name="DefaultParagraphFont" style:family="text">
      <style:text-properties style:font-name="Times New Roman" style:font-name-asian="Times New Roman" style:font-name-complex="Times New Roman" fo:font-weight="bold" style:font-weight-asian="bold" fo:color="#1F4E79" fo:font-size="18pt" style:font-size-asian="18pt" style:font-size-complex="18pt"/>
    </style:style>
    <style:style style:name="T61" style:parent-style-name="DefaultParagraphFont" style:family="text">
      <style:text-properties style:font-name="Times New Roman" style:font-name-asian="Times New Roman" style:font-name-complex="Times New Roman" fo:font-weight="bold" style:font-weight-asian="bold" fo:color="#1F4E79" fo:font-size="18pt" style:font-size-asian="18pt" style:font-size-complex="18pt"/>
    </style:style>
    <style:style style:name="P62" style:parent-style-name="Normal" style:family="paragraph">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text-align="justify" fo:margin-top="0.1111in" fo:margin-bottom="0.1111in" fo:line-height="100%"/>
    </style:style>
    <style:style style:name="T6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P66" style:parent-style-name="Normal" style:family="paragraph">
      <style:paragraph-properties fo:text-align="justify" fo:margin-top="0.1111in" fo:margin-bottom="0.1111in" fo:line-height="100%"/>
    </style:style>
    <style:style style:name="T6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68" style:parent-style-name="DefaultParagraphFont" style:family="text">
      <style:text-properties style:font-name="Times New Roman" style:font-name-asian="Times New Roman" style:font-name-complex="Times New Roman" fo:font-size="12pt" style:font-size-asian="12pt" style:font-size-complex="12pt"/>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P70" style:parent-style-name="Normal" style:family="paragraph">
      <style:paragraph-properties fo:text-align="justify" fo:margin-top="0.1111in" fo:margin-bottom="0.1111in" fo:line-height="100%"/>
      <style:text-properties style:font-name="Times New Roman" style:font-name-asian="Times New Roman" style:font-name-complex="Times New Roman" fo:font-size="12pt" style:font-size-asian="12pt" style:font-size-complex="12pt"/>
    </style:style>
    <style:style style:name="P71" style:parent-style-name="Heading2" style:family="paragraph">
      <style:paragraph-properties fo:keep-with-next="auto" fo:keep-together="auto" fo:text-align="center" fo:margin-top="0in" fo:margin-bottom="0.0555in" fo:line-height="200%"/>
    </style:style>
    <style:style style:name="T72" style:parent-style-name="DefaultParagraphFont" style:family="text">
      <style:text-properties style:font-name="Times New Roman" style:font-name-asian="Times New Roman" style:font-name-complex="Times New Roman" fo:font-weight="bold" style:font-weight-asian="bold" fo:color="#1F4E79" fo:font-size="18pt" style:font-size-asian="18pt" style:font-size-complex="18pt"/>
    </style:style>
    <style:style style:name="P73"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style>
    <style:style style:name="P74" style:parent-style-name="Normal" style:family="paragraph">
      <style:paragraph-properties fo:text-align="justify" fo:margin-top="0.1111in" fo:margin-bottom="0.1111in" fo:line-height="100%"/>
    </style:style>
    <style:style style:name="T7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6" style:parent-style-name="DefaultParagraphFont" style:family="text">
      <style:text-properties style:font-name="Times New Roman" style:font-name-asian="Times New Roman" style:font-name-complex="Times New Roman" fo:font-size="12pt" style:font-size-asian="12pt" style:font-size-complex="12pt"/>
    </style:style>
    <style:style style:name="T77"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style>
    <style:style style:name="T79" style:parent-style-name="DefaultParagraphFont"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h text:style-name="P1" text:outline-level="1">CPSC 427 - Video Game Programming</text:h>
      <text:h text:style-name="P2" text:outline-level="2"><text:bookmark-start text:name="_t2i61d9fx5dk"/><text:bookmark-end text:name="_t2i61d9fx5dk"/>Milestones</text:h>
      <text:p text:style-name="P3">This document describes the requirements for each milestone.<text:s/></text:p>
      <text:p text:style-name="P4">Deadlines are on the course schedule page</text:p>
      <text:p text:style-name="P5"/>
      <text:p text:style-name="P6"><text:span text:style-name="T7">Documentation</text:span><text:span text:style-name="T8">:</text:span><text:span text:style-name="T9"><text:s/></text:span><text:span text:style-name="T10">Provide a README.md providing entry points to each of the<text:s/></text:span><text:span text:style-name="T11">implemented features and explain them where necessary. Also discuss how your milestone aligns with the original development plan. Explain all discrepancies and<text:s/></text:span><text:span text:style-name="T12">submit an updated proposal</text:span><text:span text:style-name="T13"><text:s/>with changes marked in red and the filled<text:s/></text:span><text:span text:style-name="T14">MilestoneSubmissionForm.pdf</text:span><text:span text:style-name="T15"><text:s/>with every milestone.</text:span></text:p>
      <text:p text:style-name="P16"/>
      <text:p text:style-name="P17"><text:span text:style-name="T18">Submission:</text:span><text:span text:style-name="T19"><text:s/>Submit the code and associated documents using the course Git repository that’s been set up for you at<text:s/></text:span><text:span text:style-name="T20">https://github.students.cs.ubc.ca/CPSC427-2021W-T1/team##</text:span><text:span text:style-name="T21">.</text:span><text:span text:style-name="T22"><text:s/></text:span><text:span text:style-name="T23">The repository is hosted on the UBC servers and will be<text:s/></text:span><text:span text:style-name="T24">accessible only to enrolled students.<text:s/></text:span><text:span text:style-name="T25">Note that each team member is also expected to submit their individual progress &amp; feedback report via handin</text:span><text:span text:style-name="T26">.</text:span></text:p>
      <text:p text:style-name="P27"/>
      <text:h text:style-name="P28" text:outline-level="2"><text:span text:style-name="T29">Milestone 1: Skeletal Game</text:span></text:h>
      <text:p text:style-name="P30">For this milestone, you should have a basic version of your target game. This basic game is expected to have comparable complexity to the first individual assignment. It should incorporate basic rendering, input-driven response, 2D motion, correct basic collision handling, event-driven/random response, and a minimal set of assets.</text:p>
      <text:p text:style-name="P31"><text:span text:style-name="T32">Man</text:span><text:span text:style-name="T33">datory requirements</text:span><text:span text:style-name="T34">: See specification on the MilestoneSubmissionForm.pdf.</text:span></text:p>
      <text:p text:style-name="P35"><text:span text:style-name="T36">Creative Component</text:span><text:span text:style-name="T37">: Optional and additional creative elements that are tailored for your game. At this stage we recommend including collision resolution and camera control, or preem</text:span><text:span text:style-name="T38">ptively working on required features of future milestones, such as sprite animation. <text:s/></text:span></text:p>
      <text:p text:style-name="P39"/>
      <text:h text:style-name="P40" text:outline-level="2"><text:span text:style-name="T41">Milestone 2: Minimal playability</text:span></text:h>
      <text:p text:style-name="Normal"><text:span text:style-name="T42">For this milestone, you should continue to support all required skeletal game features. You should augment those with core gameplay log</text:span><text:span text:style-name="T43">ic, incorporate additional assets and features that allow for non-repetitive gameplay, introduce basic user help, refactor your code to support best design practices, and perform playability testing. Sustain progressive, non-repetitive gameplay using all r</text:span><text:span text:style-name="T44">equired features for<text:s/></text:span><text:span text:style-name="T45">2 min or more</text:span><text:span text:style-name="T46"><text:s/></text:span><text:span text:style-name="T47">(assume that you can provide users with oral<text:s/></text:span><text:soft-page-break/><text:span text:style-name="T48">instruction). During these 2 minutes, the player should be able to interact with the game and see<text:s/></text:span><text:span text:style-name="T49">new</text:span><text:span text:style-name="T50"><text:s/>content for most of the time.</text:span></text:p>
      <text:p text:style-name="P51"><text:span text:style-name="T52">Mandatory requirements</text:span><text:span text:style-name="T53">: See specification on</text:span><text:span text:style-name="T54"><text:s/>the MilestoneSubmissionForm.pdf.</text:span></text:p>
      <text:p text:style-name="Normal"><text:span text:style-name="T55">Creative Component</text:span><text:span text:style-name="T56">: The game should have features outside the core requirements. We recommend implementing a level loader, path finding, and debugging graphics. You can also include additional rendering effects (e.g. basic</text:span><text:span text:style-name="T57"><text:s/>physics), complex gameplay logic, or pre-emptive implementation of features from subsequent milestones. Grading here will necessarily be subjective: more complex features or those better fitting into the overall game will be rewarded with more points.</text:span></text:p>
      <text:p text:style-name="P58"/>
      <text:h text:style-name="P59" text:outline-level="2"><text:span text:style-name="T60">Mi</text:span><text:span text:style-name="T61">lestone 3: Advanced Game</text:span></text:h>
      <text:p text:style-name="P62">For this milestone, you should have a complete playable game, and continue to support all features from prior milestones. You should also include advanced features such as detailed geometry, non-linear motion, and time-stepping based physics. Test the playability of all new features and ensure alignment with the game development plan. You should support robust continuous play with no memory leaks, crashes or glitches. Ask people outside your team to test play the game and modify your gameplay and interface as necessary based on their input.<text:s/></text:p>
      <text:p text:style-name="P63"><text:span text:style-name="T64">Mandatory requirements</text:span><text:span text:style-name="T65">: See specification on the MilestoneSubmissionForm.pdf.</text:span></text:p>
      <text:p text:style-name="P66"><text:span text:style-name="T67">Optional Components</text:span><text:span text:style-name="T68">: We recommend working on hehaviour trees and non-convex collision, but your game may require othe</text:span><text:span text:style-name="T69">r features such as integrating an external library.<text:s/></text:span></text:p>
      <text:p text:style-name="P70"/>
      <text:h text:style-name="P71" text:outline-level="2"><text:span text:style-name="T72">Milestone 4: Final Game</text:span></text:h>
      <text:p text:style-name="P73">The final version of your game should support robust and continuous gameplay as well as integrate advanced game elements. It should be self-contained – namely players should be<text:s/>able to play the game with no outside help or explanations. You should implement one or more additional advanced gameplay features (AI, physics, geometry, or other) and incorporate one or more advanced play features using either a game engine or alternative tools. <text:s/>The game should fully comply with your game development plan.<text:s/></text:p>
      <text:p text:style-name="P74"><text:span text:style-name="T75">Mandatory requirements</text:span><text:span text:style-name="T76">: See specification on the MilestoneSubmissionForm.pdf.</text:span></text:p>
      <text:p text:style-name="Normal"><text:span text:style-name="T77">Optional Components</text:span><text:span text:style-name="T78">: <text:s/>To obtain full marks you should implement a subset of the advanced features below.<text:s/></text:span><text:span text:style-name="T79">A good candidate is key-frame animation to brush up the visuals of your final game and any other feature you are still missing for completing the look and feel of your g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SimSu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Normal" style:display-name="Normal" style:family="paragraph">
      <style:paragraph-properties fo:margin-bottom="0in" fo:line-height="115%"/>
      <style:text-properties style:font-name="Arial" style:font-name-asian="Arial"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rial" style:font-name-asian="Arial" style:font-name-complex="Arial" fo:font-size="16pt" style:font-size-asian="16pt" style:font-size-complex="16pt"/>
    </style:style>
    <style:style style:name="Heading1Char" style:display-name="Heading 1 Char" style:family="text" style:parent-style-name="DefaultParagraphFont">
      <style:text-properties style:font-name="Calibri Light" style:font-name-asian="SimSun" style:font-name-complex="Times New Roman" fo:color="#2E74B5"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line-height="100%"/>
      <style:text-properties style:font-name="Times New Roman" style:font-name-complex="Times New Roman" fo:font-size="9pt" style:font-size-asian="9pt" style:font-size-complex="9pt" fo:hyphenate="false"/>
    </style:style>
    <style:style style:name="BalloonTextChar" style:display-name="Balloon Text Char" style:family="text" style:parent-style-name="DefaultParagraphFont">
      <style:text-properties style:font-name="Times New Roman" style:font-name-asian="Arial" style:font-name-complex="Times New Roman" fo:font-size="9pt" style:font-size-asian="9pt" style:font-size-complex="9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language="en" fo:country="CA" style:language-asian="en" style:country-asian="C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effa</meta:initial-creator>
    <dc:creator>Helge Rhodin</dc:creator>
    <meta:creation-date>2021-01-14T09:47:00Z</meta:creation-date>
    <dc:date>2021-09-11T03:40:00Z</dc:date>
    <meta:template xlink:href="Normal.dotm" xlink:type="simple"/>
    <meta:editing-cycles>20</meta:editing-cycles>
    <meta:editing-duration>PT2700S</meta:editing-duration>
    <meta:document-statistic meta:page-count="2" meta:paragraph-count="8" meta:word-count="670" meta:character-count="4482" meta:row-count="31" meta:non-whitespace-character-count="3820"/>
  </office:meta>
</office:document-meta>
</file>